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518cm" fo:margin-left="1.603cm" fo:margin-right="0.039cm" table:align="margins"/>
    </style:style>
    <style:style style:name="Tabelle2.A" style:family="table-column">
      <style:table-column-properties style:column-width="5.519cm" style:rel-column-width="14174*"/>
    </style:style>
    <style:style style:name="Tabelle2.B" style:family="table-column">
      <style:table-column-properties style:column-width="9.999cm" style:rel-column-width="25680*"/>
    </style:style>
    <style:style style:name="Tabelle2.C" style:family="table-column">
      <style:table-column-properties style:column-width="9.999cm" style:rel-column-width="25681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21d714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1" draw:style-name="gr1" draw:text-style-name="P12" svg:width="0.664cm" svg:height="0.551cm" draw:control="control42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64cm" svg:height="0.551cm" draw:control="control43"/></text:p>
          </table:table-cell>
          <table:table-cell table:style-name="Tabelle1.A2" office:value-type="string">
            <text:p text:style-name="Standard"><draw:control text:anchor-type="as-char" draw:z-index="7" draw:style-name="gr1" draw:text-style-name="P9" svg:width="9.259cm" svg:height="0.551cm" draw:control="control8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1.925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3.245cm" svg:height="0.551cm" draw:control="control3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64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33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64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64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64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64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64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64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259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64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33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64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64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">Prüfungskommi<text:span text:style-name="T1">s</text:span>sion:</text:p>
            </table:table-cell>
            <table:table-cell table:style-name="Tabelle2.B1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1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</table:table-row>
      </table:table>
      <text:p text:style-name="P1"/>
      <text:p text:style-name="P2">Recht<text:span text:style-name="T1">s</text:span>behelfsbelehrung:</text:p>
      <text:p text:style-name="P5"><draw:control text:anchor-type="as-char" draw:z-index="40" draw:style-name="gr1" draw:text-style-name="P11" svg:width="27.128cm" svg:height="1.101cm" draw:control="control41"/></text:p>
      <text:p text:style-name="P1"/>
      <text:p text:style-name="P1">Dez.L S z.K. ................................ <text:tab/><text:tab/>S1-311 zwV 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6-14T16:54:25.597491547</dc:date>
    <dc:creator>Stefan Meyer</dc:creator>
    <meta:editing-duration>PT4H37M22S</meta:editing-duration>
    <meta:editing-cycles>55</meta:editing-cycles>
    <meta:document-statistic meta:table-count="2" meta:image-count="0" meta:object-count="0" meta:page-count="1" meta:paragraph-count="69" meta:word-count="35" meta:character-count="349" meta:non-whitespace-character-count="325"/>
  </office:meta>
</office:document-meta>
</file>